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ic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 Use</text:p>
          </table:table-cell>
          <table:table-cell table:style-name="ce2" office:value-type="string" calcext:value-type="string" table:number-columns-spanned="3" table:number-rows-spanned="1">
            <text:p>Data Port</text:p>
          </table:table-cell>
          <table:covered-table-cell table:style-name="ce2"/>
          <table:covered-table-cell/>
          <table:table-cell/>
          <table:table-cell table:style-name="ce2" office:value-type="string" calcext:value-type="string" table:number-columns-spanned="3" table:number-rows-spanned="1">
            <text:p>Switch</text:p>
          </table:table-cell>
          <table:covered-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Base Name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4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5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9]+1"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10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12]+1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13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14]+1"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15]+1"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16]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17]+1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18]+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19]+1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20]+1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/>
          <table:table-cell table:formula="of:=[.B27]+1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formula="of:=[.B28]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29]+1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30]+1"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31]+1"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33]+1"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34]+1" office:value-type="float" office:value="32" calcext:value-type="float">
            <text:p>32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35]+1" office:value-type="float" office:value="33" calcext:value-type="float">
            <text:p>33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38]+1" office:value-type="float" office:value="36" calcext:value-type="float">
            <text:p>36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39]+1"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40]+1" office:value-type="float" office:value="38" calcext:value-type="float">
            <text:p>38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41]+1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42]+1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43]+1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float" office:value="48" calcext:value-type="float">
            <text:p>48</text:p>
          </table:table-cell>
          <table:table-cell table:number-columns-repeated="6"/>
        </table:table-row>
      </table:table>
      <table:table table:name="Dat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 Use</text:p>
          </table:table-cell>
          <table:table-cell table:style-name="ce2" office:value-type="string" calcext:value-type="string" table:number-columns-spanned="3" table:number-rows-spanned="1">
            <text:p>Data Port</text:p>
          </table:table-cell>
          <table:covered-table-cell table:style-name="ce2"/>
          <table:covered-table-cell/>
          <table:table-cell/>
          <table:table-cell table:style-name="ce2" office:value-type="string" calcext:value-type="string" table:number-columns-spanned="3" table:number-rows-spanned="1">
            <text:p>Switch</text:p>
          </table:table-cell>
          <table:covered-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Base Name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4]+1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5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6]+1"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7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8]+1"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formula="of:=[.B9]+1"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10]+1"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11]+1"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12]+1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13]+1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14]+1"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15]+1"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16]+1"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17]+1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18]+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19]+1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20]+1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27]+1"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28]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29]+1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30]+1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31]+1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32]+1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34]+1"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35]+1" office:value-type="float" office:value="33" calcext:value-type="float">
            <text:p>33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36]+1" office:value-type="float" office:value="34" calcext:value-type="float">
            <text:p>34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37]+1"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38]+1" office:value-type="float" office:value="36" calcext:value-type="float">
            <text:p>36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39]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40]+1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41]+1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formula="of:=[.B42]+1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formula="of:=[.B43]+1" office:value-type="float" office:value="41" calcext:value-type="float">
            <text:p>41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44]+1" office:value-type="float" office:value="42" calcext:value-type="float">
            <text:p>42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[.B45]+1" office:value-type="float" office:value="43" calcext:value-type="float">
            <text:p>4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formula="of:=[.B46]+1" office:value-type="float" office:value="44" calcext:value-type="float">
            <text:p>44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47]+1" office:value-type="float" office:value="45" calcext:value-type="float">
            <text:p>45</text:p>
          </table:table-cell>
          <table:table-cell office:value-type="string" calcext:value-type="string">
            <text:p>CAM</text:p>
          </table:table-cell>
          <table:table-cell table:number-columns-repeated="5"/>
        </table:table-row>
        <table:table-row table:style-name="ro1">
          <table:table-cell/>
          <table:table-cell table:formula="of:=[.B48]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float" office:value="48" calcext:value-type="float">
            <text:p>4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6:31:42.5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1T10:32:16.286000000</meta:creation-date>
    <dc:date>2024-06-21T14:09:33.091000000</dc:date>
    <meta:editing-duration>PT8M35S</meta:editing-duration>
    <meta:editing-cycles>3</meta:editing-cycles>
    <meta:generator>LibreOffice/7.3.2.2$Windows_X86_64 LibreOffice_project/49f2b1bff42cfccbd8f788c8dc32c1c309559be0</meta:generator>
    <meta:document-statistic meta:table-count="2" meta:cell-count="253" meta:object-count="0"/>
  </office:meta>
</office:document-meta>
</file>